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y 1, 2015 Antenna Calibration Tests</text:p>
      <text:p text:style-name="Standard"/>
      <text:p text:style-name="P1">Raw to Processed Data Manipulation</text:p>
      <text:p text:style-name="P1"/>
      <text:p text:style-name="P1">Quad Antenna Tests, 15 Degree Increments</text:p>
      <text:p text:style-name="P1"/>
      <text:p text:style-name="P1">Note: <text:span text:style-name="T1">The file was opened with Audacity, Effect-&gt;Amplify was applied. <text:s/>The gain Audacity selected was applied. <text:s/>I then selected a pulse in the file, and a sub-pulse (not recorded). <text:s/>The sub-pulse was usually the first full sequence of 5 antenna slots available. <text:s/>I guessed where the index plse started and selected a sample of 6.0 ms long. <text:s/>Each file should have the same number of points, plus or minus a few. <text:s/>The nominal time slots are 1200 microseconds with slot zero being the index pulse.</text:span></text:p>
      <text:p text:style-name="P1"/>
      <text:p text:style-name="P2">gqrx_A0.wav, <text:s/>4.6 db, pulse 3</text:p>
      <text:p text:style-name="P2">gqrx_A15.wav, 4.2 db, middle pulse</text:p>
      <text:p text:style-name="P2">gqrx_A30.wav, 5.1 db, pulse 3</text:p>
      <text:p text:style-name="P2">gqrx_A45.wav, 6.8 db, pulse 3</text:p>
      <text:p text:style-name="P2">gqrx_A60.wav, 7.8 db, pulse 7</text:p>
      <text:p text:style-name="P2">gqrx_A75.wav, 5.1 db, pulse 3</text:p>
      <text:p text:style-name="P2">gqrx_A90.wav, 4.3 db, pulse </text:p>
      <text:p text:style-name="P2">gqrx_A105.wav, 5.6 db, pulse 2</text:p>
      <text:p text:style-name="P2">gqrx_A120.wav, 6.3 db, pulse 3</text:p>
      <text:p text:style-name="P2">gqrx_A135.wav, 8.1 db, pulse 4</text:p>
      <text:p text:style-name="P2">gqrx_A150.wav, 6.9 db, pulse 3</text:p>
      <text:p text:style-name="P2">gqrx_A165.wav, 6.5 db, pulse 2</text:p>
      <text:p text:style-name="P2">gqrx_A180.wav, 6.7 db, pulse 1</text:p>
      <text:p text:style-name="P2">gqrx_A195.wav, 6.3 db, pulse 1</text:p>
      <text:p text:style-name="P2">gqrx_A210.wav, 6.9 db, pulse 2</text:p>
      <text:p text:style-name="P2">gqrx_A225.wav, 6.9 db, pulse 5</text:p>
      <text:p text:style-name="P2">gqrx_A240.wav, 5.5 db, pulse 7</text:p>
      <text:p text:style-name="P2">gqrx_A255.wav, 4.8 db, pulse 3</text:p>
      <text:p text:style-name="P2">gqrx_A270.wav, 4.0 db, pulse 5</text:p>
      <text:p text:style-name="P2">gqrx_A285.wav, 4.8 db, pulse 5</text:p>
      <text:p text:style-name="P2">gqrx_A300.wav, 6.4 db, pulse 6</text:p>
      <text:p text:style-name="P2">gqrx_A315.wav, 7.4 db, pulse 1</text:p>
      <text:p text:style-name="P2">gqrx_A330.wav, 6.2 db, pulse 2</text:p>
      <text:p text:style-name="P2">gqrx_A345.wav, 5.4 db, pulse 2</text:p>
      <text:p text:style-name="P2">gqrx_A360.wav, 5.4 db, pulse 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Kaminski</meta:initial-creator>
    <meta:creation-date>2015-05-02T06:01:21</meta:creation-date>
    <meta:document-statistic meta:table-count="0" meta:image-count="0" meta:object-count="0" meta:page-count="1" meta:paragraph-count="29" meta:word-count="226" meta:character-count="1352"/>
    <dc:date>2015-05-02T07:20:51</dc:date>
    <dc:creator>Tom Kaminski</dc:creator>
    <meta:editing-duration>PT48S</meta:editing-duration>
    <meta:editing-cycles>1</meta:editing-cycles>
    <meta:generator>OpenOffice.org/3.3$Unix OpenOffice.org_project/330m20$Build-9567</meta:generator>
  </office:meta>
</office:document-meta>
</file>